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161f5c"/>
    </style:style>
    <style:style style:name="P2" style:family="paragraph" style:parent-style-name="Standard">
      <style:text-properties fo:font-weight="bold" officeooo:paragraph-rsid="00161f5c" style:font-weight-asian="bold" style:font-weight-complex="bold"/>
    </style:style>
    <style:style style:name="T1" style:family="text">
      <style:text-properties officeooo:rsid="00161f5c"/>
    </style:style>
    <style:style style:name="fr1" style:family="graphic" style:parent-style-name="OLE">
      <style:graphic-properties style:run-through="foreground" style:wrap="none" style:vertical-pos="from-top" style:vertical-rel="paragraph" style:horizontal-pos="from-left" style:horizontal-rel="paragraph"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Stereo Vision SS2017 – Assignment 2- Evaluation Report</text:span></text:p>
      <text:p text:style-name="P1"><text:span text:style-name="T1"/></text:p>
      <text:p text:style-name="P1"><text:span text:style-name="T1">The table shows the number and ratio of wrong pixels (calculated disparity differs from ground truth), for the disparity map results for the respective window sizes. The border pixels of the image are ignored.</text:span></text:p>
      <text:p text:style-name="P1"><draw:frame draw:style-name="fr1" draw:name="Objekt1" text:anchor-type="paragraph" svg:x="0.056cm" svg:y="0.286cm" svg:width="9.239cm" svg:height="4.42cm" draw:z-index="0"><draw:object xlink:href="./Object 1" xlink:type="simple" xlink:show="embed" xlink:actuate="onLoad"/><draw:image xlink:href="./ObjectReplacements/Object 1" xlink:type="simple" xlink:show="embed" xlink:actuate="onLoad"/></draw:frame><text:span text:style-name="T1"/></text:p>
      <text:p text:style-name="P1"><text:span text:style-name="T1">The error ratio gets slightly lower with larger window size, however the run times increase greatly.</text:span></text:p>
      <text:p text:style-name="P1"><text:span text:style-name="T1"/></text:p>
      <text:p text:style-name="P1"><text:span text:style-name="T1">It is important to note, that higher window sizes effectively blur the resulting disparity map, which only increases the quality and uniform regions, but smaller detail at is lost. Therefore this error metric might be misleading.</text:span></text:p>
      <text:p text:style-name="P1"><text:span text:style-name="T1"/></text:p>
      <text:p text:style-name="P1"><text:span text:style-name="T1">The chosen window size of 7 provides a good trade off between correctness at discontinuities and uniform areas</text:span></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4.0.4.2$Windows_x86 LibreOffice_project/9e9821abd0ffdbc09cd8c52eaa574fa09eb08f2</meta:generator>
    <dc:date>2017-04-29T10:51:31.76</dc:date>
    <meta:document-statistic meta:table-count="0" meta:image-count="0" meta:object-count="1" meta:page-count="1" meta:paragraph-count="5" meta:word-count="111" meta:character-count="702" meta:non-whitespace-character-count="59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9cm"/>
    </style:style>
    <style:style style:name="co2" style:family="table-column">
      <style:table-column-properties fo:break-before="auto" style:column-width="0.718cm"/>
    </style:style>
    <style:style style:name="co3" style:family="table-column">
      <style:table-column-properties fo:break-before="auto" style:column-width="2.404cm"/>
    </style:style>
    <style:style style:name="co4" style:family="table-column">
      <style:table-column-properties fo:break-before="auto" style:column-width="2.459cm"/>
    </style:style>
    <style:style style:name="co5" style:family="table-column">
      <style:table-column-properties fo:break-before="auto" style:column-width="2.258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data-style-name="N11">
      <style:table-cell-properties fo:border="0.06pt solid #000000"/>
      <style:text-properties fo:font-weight="bold" style:font-weight-asian="bold" style:font-weight-complex="bold"/>
    </style:style>
    <style:style style:name="ce4" style:family="table-cell" style:parent-style-name="Default" style:data-style-name="N11"/>
  </office:automatic-styles>
  <office:body>
    <office:spreadsheet>
      <table:table table:name="Tabelle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3"/>
        <table:table-row table:style-name="ro1">
          <table:table-cell table:style-name="ce1" office:value-type="string">
            <text:p>D</text:p>
          </table:table-cell>
          <table:table-cell table:style-name="ce1" office:value-type="string">
            <text:p>W</text:p>
          </table:table-cell>
          <table:table-cell table:style-name="ce1" office:value-type="string">
            <text:p>Wrong Pixel</text:p>
          </table:table-cell>
          <table:table-cell table:style-name="ce1" office:value-type="string">
            <text:p>Correct pixel</text:p>
          </table:table-cell>
          <table:table-cell table:style-name="ce1" office:value-type="string">
            <text:p>Error Ratio</text:p>
          </table:table-cell>
        </table:table-row>
        <table:table-row table:style-name="ro1">
          <table:table-cell office:value-type="float" office:value="15">
            <text:p>15</text:p>
          </table:table-cell>
          <table:table-cell office:value-type="float" office:value="3">
            <text:p>3</text:p>
          </table:table-cell>
          <table:table-cell office:value-type="float" office:value="27078">
            <text:p>27078</text:p>
          </table:table-cell>
          <table:table-cell office:value-type="float" office:value="60618">
            <text:p>60618</text:p>
          </table:table-cell>
          <table:table-cell table:formula="of:=[.C2]/([.C2]+[.D2])" office:value-type="percentage" office:value="0.308771209633279">
            <text:p>30,88%</text:p>
          </table:table-cell>
        </table:table-row>
        <table:table-row table:style-name="ro1">
          <table:table-cell office:value-type="float" office:value="15">
            <text:p>15</text:p>
          </table:table-cell>
          <table:table-cell office:value-type="float" office:value="5">
            <text:p>5</text:p>
          </table:table-cell>
          <table:table-cell office:value-type="float" office:value="20266">
            <text:p>20266</text:p>
          </table:table-cell>
          <table:table-cell office:value-type="float" office:value="67430">
            <text:p>67430</text:p>
          </table:table-cell>
          <table:table-cell table:formula="of:=[.C3]/([.C3]+[.D3])" office:value-type="percentage" office:value="0.231093778507572">
            <text:p>23,11%</text:p>
          </table:table-cell>
        </table:table-row>
        <table:table-row table:style-name="ro1">
          <table:table-cell office:value-type="float" office:value="15">
            <text:p>15</text:p>
          </table:table-cell>
          <table:table-cell office:value-type="float" office:value="7">
            <text:p>7</text:p>
          </table:table-cell>
          <table:table-cell office:value-type="float" office:value="17140">
            <text:p>17140</text:p>
          </table:table-cell>
          <table:table-cell office:value-type="float" office:value="70556">
            <text:p>70556</text:p>
          </table:table-cell>
          <table:table-cell table:formula="of:=[.C4]/([.C4]+[.D4])" office:value-type="percentage" office:value="0.195447910965152">
            <text:p>19,54%</text:p>
          </table:table-cell>
        </table:table-row>
        <table:table-row table:style-name="ro1">
          <table:table-cell office:value-type="float" office:value="15">
            <text:p>15</text:p>
          </table:table-cell>
          <table:table-cell office:value-type="float" office:value="9">
            <text:p>9</text:p>
          </table:table-cell>
          <table:table-cell office:value-type="float" office:value="15618">
            <text:p>15618</text:p>
          </table:table-cell>
          <table:table-cell office:value-type="float" office:value="72078">
            <text:p>72078</text:p>
          </table:table-cell>
          <table:table-cell table:formula="of:=[.C5]/([.C5]+[.D5])" office:value-type="percentage" office:value="0.178092501368363">
            <text:p>17,81%</text:p>
          </table:table-cell>
        </table:table-row>
        <table:table-row table:style-name="ro1">
          <table:table-cell office:value-type="float" office:value="15">
            <text:p>15</text:p>
          </table:table-cell>
          <table:table-cell office:value-type="float" office:value="11">
            <text:p>11</text:p>
          </table:table-cell>
          <table:table-cell office:value-type="float" office:value="14986">
            <text:p>14986</text:p>
          </table:table-cell>
          <table:table-cell office:value-type="float" office:value="72710">
            <text:p>72710</text:p>
          </table:table-cell>
          <table:table-cell table:formula="of:=[.C6]/([.C6]+[.D6])" office:value-type="percentage" office:value="0.170885787265098">
            <text:p>17,09%</text:p>
          </table:table-cell>
        </table:table-row>
        <table:table-row table:style-name="ro1">
          <table:table-cell office:value-type="float" office:value="15">
            <text:p>15</text:p>
          </table:table-cell>
          <table:table-cell office:value-type="float" office:value="13">
            <text:p>13</text:p>
          </table:table-cell>
          <table:table-cell office:value-type="float" office:value="14688">
            <text:p>14688</text:p>
          </table:table-cell>
          <table:table-cell office:value-type="float" office:value="73008">
            <text:p>73008</text:p>
          </table:table-cell>
          <table:table-cell table:formula="of:=[.C7]/([.C7]+[.D7])" office:value-type="percentage" office:value="0.167487684729064">
            <text:p>16,75%</text:p>
          </table:table-cell>
        </table:table-row>
        <table:table-row table:style-name="ro1">
          <table:table-cell table:number-columns-repeated="2" office:value-type="float" office:value="15">
            <text:p>15</text:p>
          </table:table-cell>
          <table:table-cell office:value-type="float" office:value="14603">
            <text:p>14603</text:p>
          </table:table-cell>
          <table:table-cell office:value-type="float" office:value="73093">
            <text:p>73093</text:p>
          </table:table-cell>
          <table:table-cell table:formula="of:=[.C8]/([.C8]+[.D8])" office:value-type="percentage" office:value="0.166518427294289">
            <text:p>16,65%</text:p>
          </table:table-cell>
        </table:table-row>
        <table:table-row table:style-name="ro1">
          <table:table-cell table:style-name="Default" office:value-type="string">
            <text:p>D = Maximum Disparity; W = Window Size</text:p>
          </table:table-cell>
          <table:table-cell table:style-name="Default" table:number-columns-repeated="3"/>
          <table: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AT"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de" number:country="AT">€</number:currency-symbol>
      <number:text> </number:text>
      <number:number number:decimal-places="2" number:min-integer-digits="1" number:grouping="true"/>
    </number:currency-style>
    <number:currency-style style:name="N107">
      <style:text-properties fo:color="#ff0000"/>
      <number:text>-</number:text>
      <number:currency-symbol number:language="de" number:country="AT">€</number:currency-symbol>
      <number:text> </number:text>
      <number:number number:decimal-places="2" number:min-integer-digits="1" number:grouping="true"/>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9">00.00.0000</text:date>, <text:time style:data-style-name="N2" text:time-value="0000-00-00T10:42:13.50">00:00:00</text:time></text:p>
        </style:region-right>
      </style:header>
      <style:header-left style:display="false"/>
      <style:footer>
        <text:p>Seite <text:page-number>1</text:page-number> / <text:page-count>99</text:page-count></text:p>
      </style:footer>
      <style:footer-left style:display="false"/>
    </style:master-page>
  </office:master-styles>
</office:document-styles>
</file>